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36%" draw:textarea-horizontal-align="justify" draw:textarea-vertical-align="top" draw:auto-grow-height="false" fo:min-height="6.259cm" fo:min-width="5.977cm" draw:shadow-opacity="36%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3" style:family="graphic" style:parent-style-name="standard">
      <style:graphic-properties draw:fill="solid" draw:fill-color="#729fcf" draw:opacity="36%" draw:textarea-horizontal-align="justify" draw:textarea-vertical-align="top" draw:auto-grow-height="false" fo:min-height="6.862cm" fo:min-width="5.977cm" draw:shadow-opacity="36%"/>
    </style:style>
    <style:style style:name="gr4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5" style:family="graphic" style:parent-style-name="standard">
      <style:graphic-properties draw:fill-color="#dddddd" draw:opacity="100%" draw:textarea-horizontal-align="justify" draw:textarea-vertical-align="top" draw:auto-grow-height="false" fo:min-height="5.084cm" fo:min-width="4.58cm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>
      <style:graphic-properties draw:fill="solid" draw:fill-color="#729fcf" draw:opacity="36%" draw:textarea-horizontal-align="justify" draw:textarea-vertical-align="middle" draw:auto-grow-height="false" fo:min-height="0.512cm" fo:min-width="3.31cm" draw:shadow-opacity="36%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894cm" fo:min-width="0.856cm"/>
    </style:style>
    <style:style style:name="gr21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22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.512cm" fo:min-width="3.945cm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/>
      <style:text-properties fo:font-size="10pt" style:font-size-asian="10pt" style:font-size-complex="10pt"/>
    </style:style>
    <style:style style:name="P2" style:family="paragraph">
      <loext:graphic-properties draw:fill="solid" draw:fill-color="#729fcf" draw:opacity="36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729fcf" draw:opacity="36%"/>
      <style:paragraph-properties fo:text-align="center"/>
    </style:style>
    <style:style style:name="P21" style:family="paragraph"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 fo:text-align="center" style:writing-mode="lr-tb"/>
      <style:text-properties fo:font-size="8pt" style:font-size-asian="8pt" style:font-size-complex="8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6.509cm" svg:x="6.742cm" svg:y="19.415cm">
          <text:p text:style-name="P1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816cm" svg:x="4.275cm" svg:y="1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6.477cm" svg:height="7.112cm" svg:x="1cm" svg:y="1cm">
          <text:p text:style-name="P1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255cm" svg:height="5.715cm" svg:x="1cm" svg:y="10.225cm">
          <text:p text:style-name="P4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5.334cm" svg:x="8.35cm" svg:y="1cm">
          <text:p text:style-name="P4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08cm" svg:height="2.54cm" svg:x="1.7cm" svg:y="5.075cm">
          <text:p text:style-name="P4"><text:span text:style-name="T1">Docker </text:span><text:span text:style-name="T1">container:</text:span><text:span text:style-name="T1"><text:line-break/></text:span><text:span text:style-name="T1">senzing/st</text:span><text:span text:style-name="T1">ream-</text:span><text:span text:style-name="T1">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8cm" svg:height="2.54cm" svg:x="1cm" svg:y="20.05cm">
          <text:p text:style-name="P4"><text:span text:style-name="T1">Docker container:</text:span></text:p>
          <text:p text:style-name="P4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8cm" svg:height="2.54cm" svg:x="3.667cm" svg:y="10.903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8cm" svg:height="2.54cm" svg:x="2.524cm" svg:y="11.939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8cm" svg:height="2.54cm" svg:x="1.391cm" svg:y="12.907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762cm" svg:x="1.962cm" svg:y="6.378cm">
          <text:p text:style-name="P7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1.09cm" svg:x="1.632cm" svg:y="14.008cm">
          <text:p text:style-name="P7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08cm" svg:height="2.54cm" svg:x="1.7cm" svg:y="1.9cm">
          <text:p text:style-name="P4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953cm" svg:y1="3.794cm" svg:x2="5.953cm" svg:y2="6.461cm">
          <text:p/>
        </draw:line>
        <draw:line draw:style-name="gr10" draw:text-style-name="P10" draw:layer="layout" svg:x1="4.165cm" svg:y1="7.096cm" svg:x2="4.175cm" svg:y2="8.874cm">
          <text:p/>
        </draw:line>
        <draw:custom-shape draw:style-name="gr11" draw:text-style-name="P11" draw:layer="layout" svg:width="4.445cm" svg:height="0.762cm" svg:x="1.962cm" svg:y="8.943cm">
          <text:p text:style-name="P7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319cm" svg:y1="9.442cm" svg:x2="5.318cm" svg:y2="14.081cm">
          <text:p/>
        </draw:line>
        <draw:line draw:style-name="gr10" draw:text-style-name="P10" draw:layer="layout" svg:x1="4.033cm" svg:y1="15.097cm" svg:x2="4.033cm" svg:y2="17.637cm">
          <text:p/>
        </draw:line>
        <draw:custom-shape draw:style-name="gr12" draw:text-style-name="P8" draw:layer="layout" svg:width="3.81cm" svg:height="0.762cm" svg:x="8.904cm" svg:y="2.878cm">
          <text:p text:style-name="P7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81cm" svg:height="0.762cm" svg:x="8.904cm" svg:y="3.894cm">
          <text:p text:style-name="P7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81cm" svg:height="0.762cm" svg:x="8.904cm" svg:y="1.878cm">
          <text:p text:style-name="P12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45cm" svg:height="0.762cm" svg:x="1.954cm" svg:y="3.043cm">
          <text:p text:style-name="P7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4.445cm" svg:height="0.762cm" svg:x="1.254cm" svg:y="21.454cm">
          <text:p text:style-name="P7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318cm" svg:y1="18.653cm" svg:x2="5.318cm" svg:y2="21.501cm">
          <text:p/>
        </draw:line>
        <draw:custom-shape draw:style-name="gr6" draw:text-style-name="P6" draw:layer="layout" svg:width="5.08cm" svg:height="2.54cm" svg:x="1cm" svg:y="23.225cm">
          <text:p text:style-name="P4"><text:span text:style-name="T1">Docker container:</text:span></text:p>
          <text:p text:style-name="P4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762cm" svg:x="1.254cm" svg:y="24.629cm">
          <text:p text:style-name="P7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318cm" svg:y1="22.18cm" svg:x2="5.318cm" svg:y2="24.801cm">
          <text:p/>
        </draw:line>
        <draw:custom-shape draw:style-name="gr16" draw:text-style-name="P15" draw:layer="layout" svg:width="5.08cm" svg:height="2.54cm" svg:x="7.35cm" svg:y="16.475cm">
          <text:p text:style-name="P14"><text:span text:style-name="T4">Docker container:</text:span></text:p>
          <text:p text:style-name="P14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4.445cm" svg:height="0.762cm" svg:x="7.662cm" svg:y="17.768cm">
          <text:p text:style-name="P16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8" draw:text-style-name="P18" draw:layer="layout" svg:x1="7.731cm" svg:y1="18.018cm" svg:x2="6.207cm" svg:y2="18.018cm">
          <text:p/>
        </draw:line>
        <draw:custom-shape draw:style-name="gr19" draw:text-style-name="P20" draw:layer="layout" svg:width="3.81cm" svg:height="0.762cm" svg:x="8.874cm" svg:y="4.983cm">
          <text:p text:style-name="P19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2.032cm" svg:height="1.143cm" svg:x="7.023cm" svg:y="14.67cm">
          <text:p text:style-name="P21"><text:span text:style-name="T1">AWS </text:span></text:p>
          <text:p text:style-name="P21"><text:span text:style-name="T1">EF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3" draw:layer="layout" svg:width="1.905cm" svg:height="1.816cm" svg:x="1.889cm" svg:y="16.964cm">
          <text:p text:style-name="P23"><text:span text:style-name="T6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3" draw:layer="layout" svg:width="1.905cm" svg:height="2.07cm" svg:x="3.032cm" svg:y="17.599cm">
          <text:p text:style-name="P23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2" draw:text-style-name="P10" draw:layer="layout" svg:x1="8.539cm" svg:y1="13.4cm" svg:x2="8.539cm" svg:y2="14.67cm">
          <text:p/>
        </draw:line>
        <draw:line draw:style-name="gr22" draw:text-style-name="P10" draw:layer="layout" svg:x1="6.461cm" svg:y1="14.924cm" svg:x2="7.096cm" svg:y2="15.051cm">
          <text:p/>
        </draw:line>
        <draw:line draw:style-name="gr22" draw:text-style-name="P10" draw:layer="layout" svg:x1="7.604cm" svg:y1="13.781cm" svg:x2="8.112cm" svg:y2="14.67cm">
          <text:p/>
        </draw:line>
        <draw:custom-shape draw:style-name="gr6" draw:text-style-name="P6" draw:layer="layout" svg:width="5.08cm" svg:height="2.54cm" svg:x="7.35cm" svg:y="23.225cm">
          <text:p text:style-name="P4"><text:span text:style-name="T1">Docker container:</text:span><text:span text:style-name="T1"><text:line-break/></text:span><text:span text:style-name="T1">senzing/ssh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8cm" svg:height="2.54cm" svg:x="7.35cm" svg:y="20.05cm">
          <text:p text:style-name="P4"><text:span text:style-name="T1">Docker container:</text:span><text:span text:style-name="T1"><text:line-break/></text:span><text:span text:style-name="T1">swaggerapi/swagger-ui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445cm" svg:height="0.762cm" svg:x="7.704cm" svg:y="21.394cm">
          <text:p text:style-name="P7"><text:span text:style-name="T2">Swagger UI</text:span></text:p>
          <draw:enhanced-geometry svg:viewBox="0 0 21600 21600" draw:type="rectangle" draw:enhanced-path="M 0 0 L 21600 0 21600 21600 0 21600 0 0 Z N"/>
        </draw:custom-shape>
        <draw:line draw:style-name="gr24" draw:text-style-name="P18" draw:layer="layout" svg:x1="5.698cm" svg:y1="21.829cm" svg:x2="7.731cm" svg:y2="21.828cm">
          <text:p/>
        </draw:line>
        <draw:custom-shape draw:style-name="gr25" draw:text-style-name="P25" draw:layer="layout" svg:width="2.286cm" svg:height="0.508cm" svg:x="7.477cm" svg:y="24.341cm">
          <text:p text:style-name="P24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2.286cm" svg:height="0.508cm" svg:x="9.917cm" svg:y="24.33cm">
          <text:p text:style-name="P24"><text:span text:style-name="T7">G2Explorer.py</text:span></text:p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2.286cm" svg:height="0.508cm" svg:x="9.917cm" svg:y="25.03cm">
          <text:p text:style-name="P24"><text:span text:style-name="T7">G2Loader.py</text:span></text:p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286cm" svg:height="0.508cm" svg:x="7.517cm" svg:y="25.03cm">
          <text:p text:style-name="P24"><text:span text:style-name="T7">G2ConfigTool.p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12-18T16:36:23.580804246</dc:date>
    <meta:editing-duration>PT1H51M12S</meta:editing-duration>
    <meta:editing-cycles>31</meta:editing-cycles>
    <meta:generator>LibreOffice/6.0.7.3$Linux_X86_64 LibreOffice_project/00m0$Build-3</meta:generator>
    <meta:document-statistic meta:object-count="45"/>
  </office:meta>
</office:document-meta>
</file>